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2a4" officeooo:paragraph-rsid="000262a4"/>
    </style:style>
    <style:style style:name="P2" style:family="paragraph" style:parent-style-name="Standard">
      <style:text-properties officeooo:rsid="00047761" officeooo:paragraph-rsid="00047761"/>
    </style:style>
    <style:style style:name="P3" style:family="paragraph" style:parent-style-name="Standard">
      <style:text-properties officeooo:rsid="00047761" officeooo:paragraph-rsid="00047761"/>
    </style:style>
    <style:style style:name="P4" style:family="paragraph" style:parent-style-name="Standard">
      <style:text-properties officeooo:rsid="00056f6c" officeooo:paragraph-rsid="00056f6c"/>
    </style:style>
    <style:style style:name="P5" style:family="paragraph" style:parent-style-name="Standard">
      <style:text-properties officeooo:rsid="000262a4" officeooo:paragraph-rsid="000262a4"/>
    </style:style>
    <style:style style:name="P6" style:family="paragraph" style:parent-style-name="Standard">
      <style:text-properties officeooo:rsid="000262a4" officeooo:paragraph-rsid="00049e90"/>
    </style:style>
    <style:style style:name="P7" style:family="paragraph" style:parent-style-name="Standard">
      <style:text-properties officeooo:rsid="000262a4" officeooo:paragraph-rsid="00088a42"/>
    </style:style>
    <style:style style:name="P8" style:family="paragraph" style:parent-style-name="Standard">
      <style:text-properties officeooo:rsid="00076b9b" officeooo:paragraph-rsid="00076b9b"/>
    </style:style>
    <style:style style:name="P9" style:family="paragraph" style:parent-style-name="Standard">
      <style:text-properties officeooo:rsid="000afd98" officeooo:paragraph-rsid="000afd98"/>
    </style:style>
    <style:style style:name="T1" style:family="text">
      <style:text-properties officeooo:rsid="0003167f"/>
    </style:style>
    <style:style style:name="T2" style:family="text">
      <style:text-properties officeooo:rsid="00047761"/>
    </style:style>
    <style:style style:name="T3" style:family="text">
      <style:text-properties officeooo:rsid="00049e90"/>
    </style:style>
    <style:style style:name="T4" style:family="text">
      <style:text-properties officeooo:rsid="00067bdd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67bdd"/>
    </style:style>
    <style:style style:name="T7" style:family="text">
      <style:text-properties style:text-position="0% 100%"/>
    </style:style>
    <style:style style:name="T8" style:family="text">
      <style:text-properties officeooo:rsid="00076b9b"/>
    </style:style>
    <style:style style:name="T9" style:family="text">
      <style:text-properties officeooo:rsid="00088a42"/>
    </style:style>
    <style:style style:name="T10" style:family="text">
      <style:text-properties officeooo:rsid="000a763e"/>
    </style:style>
    <style:style style:name="T11" style:family="text">
      <style:text-properties officeooo:rsid="000a8f45"/>
    </style:style>
    <style:style style:name="T12" style:family="text">
      <style:text-properties officeooo:rsid="000afd98"/>
    </style:style>
    <style:style style:name="T13" style:family="text">
      <style:text-properties officeooo:rsid="000b9d11"/>
    </style:style>
    <style:style style:name="T14" style:family="text">
      <style:text-properties officeooo:rsid="000ba814"/>
    </style:style>
    <style:style style:name="T15" style:family="text">
      <style:text-properties officeooo:rsid="000de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ing Study Guide</text:p>
      <text:p text:style-name="P1"/>
      <text:p text:style-name="P1">Headers</text:p>
      <text:p text:style-name="P1"><text:tab/><text:span text:style-name="T1">- 5 Words in a IPv4 header – 160 bits / 8 = 20 bytes / 4 bytes per word = 5 words</text:span></text:p>
      <text:p text:style-name="P1"><text:tab/><text:tab/><text:span text:style-name="T4">- 1 bit, 4 bit = 1 nibble, 8 bit = byte,16 bit=half word, 32bit = word, 64bit=verylongword</text:span></text:p>
      <text:p text:style-name="P1"><text:tab/><text:span text:style-name="T2">- TTLs – Linux 64, Windows 128, Cisco 255</text:span></text:p>
      <text:p text:style-name="P1"><text:tab/><text:span text:style-name="T4">- Ethernet Header</text:span></text:p>
      <text:p text:style-name="P1"><text:tab/><text:tab/><text:span text:style-name="T4">- Ethertype is the 12</text:span><text:span text:style-name="T6">th</text:span><text:span text:style-name="T4"> byte, it’s 2 bytes long, so eth[12:2] in BPF</text:span></text:p>
      <text:p text:style-name="P1"><text:tab/><text:tab/><text:tab/><text:span text:style-name="T4">- 0x0800 IPv4/IP</text:span></text:p>
      <text:p text:style-name="P1"><text:tab/><text:tab/><text:tab/><text:span text:style-name="T4">- 0x0806 ARP</text:span></text:p>
      <text:p text:style-name="P1"><text:tab/><text:tab/><text:tab/><text:span text:style-name="T4">- 0x86DD IPv6</text:span></text:p>
      <text:p text:style-name="P1"><text:tab/><text:tab/><text:tab/><text:span text:style-name="T4">- 0x8100 VLANtag (goes before ethertype, becomes [12:2] = 0x8100)</text:span></text:p>
      <text:p text:style-name="P8"><text:tab/>- IPv4 Headers</text:p>
      <text:p text:style-name="P8"><text:tab/><text:tab/>- Version</text:p>
      <text:p text:style-name="P8"><text:tab/><text:tab/>- IHL (options are on with IHL&gt;5)</text:p>
      <text:p text:style-name="P8"><text:tab/><text:tab/>- Flags (Tells us whether to fragment or not)</text:p>
      <text:p text:style-name="P8"><text:tab/><text:tab/><text:tab/>- bit 0 is reserved</text:p>
      <text:p text:style-name="P8"><text:tab/><text:tab/><text:tab/>- bit 1 is don’t fragment</text:p>
      <text:p text:style-name="P8"><text:tab/><text:tab/><text:tab/>- bit 2 is fragment</text:p>
      <text:p text:style-name="P8"/>
      <text:p text:style-name="P8"><text:tab/><text:tab/>- DSCP</text:p>
      <text:p text:style-name="P8"><text:tab/><text:tab/><text:tab/>- Remember to convert the value of DSCP by shifting binary left by 2 bits</text:p>
      <text:p text:style-name="P8"><text:tab/><text:tab/><text:tab/>- This is because it only takes 6 bits out of the 1<text:span text:style-name="T5">st</text:span> byte</text:p>
      <text:p text:style-name="P8"><text:tab/><text:tab/><text:tab/>- e.g. DSCP = 24</text:p>
      <text:p text:style-name="P8"><text:tab/><text:tab/><text:tab/><text:tab/>- This would normally be a binary of 0 0 0 1 1 0 0 0</text:p>
      <text:p text:style-name="P8"><text:tab/><text:tab/><text:tab/><text:tab/>- We shift, left two, so new binary is 0 1 1 0 0 0 0 0, new value of 96</text:p>
      <text:p text:style-name="Standard"><text:tab/><text:span text:style-name="T8">- IPv6 Header</text:span></text:p>
      <text:p text:style-name="Standard"><text:tab/><text:tab/><text:span text:style-name="T8">- Next Header</text:span></text:p>
      <text:p text:style-name="Standard"><text:tab/><text:tab/><text:span text:style-name="T8">- Hop Limit is TTL</text:span></text:p>
      <text:p text:style-name="Standard"><text:tab/><text:span text:style-name="T8">- ICMP Header</text:span></text:p>
      <text:p text:style-name="Standard"><text:tab/><text:tab/><text:span text:style-name="T8">- Type</text:span></text:p>
      <text:p text:style-name="Standard"><text:tab/><text:tab/><text:span text:style-name="T8">- Code</text:span></text:p>
      <text:p text:style-name="Standard"><text:tab/><text:span text:style-name="T8">- UDP</text:span></text:p>
      <text:p text:style-name="Standard"><text:tab/><text:tab/><text:span text:style-name="T8">- Source Port</text:span></text:p>
      <text:p text:style-name="Standard"><text:tab/><text:tab/><text:span text:style-name="T8">- Destination Port</text:span></text:p>
      <text:p text:style-name="Standard"><text:tab/><text:span text:style-name="T8">- TCP</text:span></text:p>
      <text:p text:style-name="Standard"><text:tab/><text:tab/><text:span text:style-name="T8">- Source Port</text:span></text:p>
      <text:p text:style-name="Standard"><text:tab/><text:tab/><text:span text:style-name="T8">- Destination Port</text:span></text:p>
      <text:p text:style-name="Standard"><text:tab/><text:tab/><text:span text:style-name="T8">- Flags</text:span></text:p>
      <text:p text:style-name="Standard"><text:tab/><text:tab/><text:tab/><text:span text:style-name="T10">- CWR/ECE/URG/ACK/PSH/RST/SYN/FIN</text:span></text:p>
      <text:p text:style-name="Standard"><text:tab/><text:tab/><text:tab/><text:span text:style-name="T10">- Can Every Unskilled Attacker Pester Real Security Folks</text:span></text:p>
      <text:p text:style-name="Standard"/>
      <text:p text:style-name="P1"/>
      <text:p text:style-name="P1"/>
      <text:p text:style-name="P1">Fragmentation</text:p>
      <text:p text:style-name="P6"><text:tab/><text:span text:style-name="T3">- IPv6 Fragment size is determined by the sending host</text:span></text:p>
      <text:p text:style-name="P6"><text:tab/><text:span text:style-name="T9">- Minus 20 each time for the header, divide by 8, gives us the fragment offset</text:span></text:p>
      <text:p text:style-name="P7"><text:tab/><text:span text:style-name="T9">- Example </text:span></text:p>
      <text:p text:style-name="P7"><text:soft-page-break/><text:span text:style-name="T9"><text:tab/><text:tab/>– if the MTU is 3300, we subtract 20 giving us 3280, divide this by 8 gives us a <text:tab/><text:tab/><text:tab/><text:tab/>Fragment offset of 410</text:span></text:p>
      <text:p text:style-name="P7"><text:tab/><text:tab/><text:span text:style-name="T9">- We now just break up our total Data size by the MTU, this tells us the number of <text:tab/><text:tab/><text:tab/>fragments, so if Data was 11980 bytes, and MTU is 3300, we can do this 4 times</text:span></text:p>
      <text:p text:style-name="P7"><text:tab/><text:span text:style-name="T11">- Fragment Reassembly Methods – 5 types</text:span></text:p>
      <text:p text:style-name="P7"><text:tab/><text:tab/><text:span text:style-name="T11">- Why is reassembly important?</text:span></text:p>
      <text:p text:style-name="P7"><text:tab/><text:tab/><text:tab/><text:span text:style-name="T11">- Can be used to hide malicious code by putting benign code in the chunks, then <text:tab/><text:tab/><text:tab/><text:tab/>having it reassemble and overwrite to complete the malicious code</text:span></text:p>
      <text:p text:style-name="P1"/>
      <text:p text:style-name="P1"/>
      <text:p text:style-name="P1">Netcat Relays –<text:span text:style-name="T14"> See slides on Redirection and Networkin Notes</text:span></text:p>
      <text:p text:style-name="P1"/>
      <text:p text:style-name="P1"/>
      <text:p text:style-name="P1">Tunneling</text:p>
      <text:p text:style-name="P1"><text:tab/><text:span text:style-name="T15">- Local – 1:1 tunnel going forward</text:span></text:p>
      <text:p text:style-name="P1"><text:tab/><text:span text:style-name="T15">- Remote – 1:1 tunnel going back, used to go back thru a firewall</text:span></text:p>
      <text:p text:style-name="P1"><text:tab/><text:span text:style-name="T15">- Dynamic – 1:many, used to execute commands/scans/etc</text:span></text:p>
      <text:p text:style-name="P1"/>
      <text:p text:style-name="P1">Firewall Types</text:p>
      <text:p text:style-name="P1"><text:tab/><text:span text:style-name="T13">- Host</text:span></text:p>
      <text:p text:style-name="P1"><text:tab/><text:span text:style-name="T13">- Network</text:span></text:p>
      <text:p text:style-name="P1"><text:tab/><text:tab/><text:span text:style-name="T13">- Application Layer – Pro: Deep packet inspection Con: Has to match signature exactly</text:span></text:p>
      <text:p text:style-name="P1"><text:tab/><text:tab/><text:span text:style-name="T13">- Stateful – Pro: It can keep track of state of connection, e.g. block new connections <text:tab/><text:tab/><text:tab/><text:tab/> <text:s text:c="6"/>Con: It only tracks state, doesn’t stop UDP/ICMP</text:span></text:p>
      <text:p text:style-name="P1"><text:tab/><text:tab/><text:span text:style-name="T13">- Packet – Pro: Fast Con: Can’t examine byte code</text:span></text:p>
      <text:p text:style-name="P1"/>
      <text:p text:style-name="P1">ACLs</text:p>
      <text:p text:style-name="P1"/>
      <text:p text:style-name="P1">IPTables</text:p>
      <text:p text:style-name="P1"/>
      <text:p text:style-name="P9">Bytecode</text:p>
      <text:p text:style-name="P9"><text:tab/>- jeq 0x800/0x806/86D = IPv4/ARP/IPv6</text:p>
      <text:p text:style-name="P9"><text:tab/>- jeq 0x6/11/1 <text:s/>= TCP/UDP/ICMP</text:p>
      <text:p text:style-name="P1"/>
      <text:p text:style-name="P1">BPFs</text:p>
      <text:p text:style-name="P1"><text:tab/><text:span text:style-name="T12">- tcpdump ‘&lt;headertype&gt;[startingbyte:totalbytes] &amp; &lt;mask&gt; &lt;condition&gt;’</text:span></text:p>
      <text:p text:style-name="P1"><text:tab/><text:span text:style-name="T12">- if you do mask in hex, do condition in hex, etc etc etc</text:span></text:p>
      <text:p text:style-name="P2">ICMP Codes</text:p>
      <text:p text:style-name="P2"/>
      <text:p text:style-name="P4">Dec/Bin/Hex conversions</text:p>
      <text:p text:style-name="P4"><text:tab/>- DEC <text:s text:c="7"/>128 <text:s text:c="3"/>64 <text:s text:c="3"/>32 <text:s text:c="3"/>16 <text:s text:c="2"/>| <text:s text:c="3"/>8 <text:s text:c="4"/>4 <text:s text:c="3"/>2 <text:s text:c="4"/>1</text:p>
      <text:p text:style-name="P4"><text:tab/>- Bin <text:s text:c="11"/>0/1 <text:s text:c="2"/>0/1 <text:s text:c="2"/>0/1 <text:s text:c="2"/>0/1 | <text:s text:c="3"/>0/1 <text:s/>0/1 0/1 0/1</text:p>
      <text:p text:style-name="P4"><text:tab/>- Hex <text:s text:c="11"/>8 <text:s text:c="5"/>4 <text:s text:c="6"/>2 <text:s text:c="5"/>1 <text:s text:c="7"/>8 <text:s text:c="4"/>4 <text:s text:c="3"/>2 <text:s text:c="4"/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8:36:13.728055073</meta:creation-date>
    <dc:date>2018-12-18T15:03:47.359451629</dc:date>
    <meta:editing-duration>PT2H53M2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2" meta:paragraph-count="72" meta:word-count="526" meta:character-count="2836" meta:non-whitespace-character-count="2136"/>
  </office:meta>
</office:document-meta>
</file>